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onospaced for SAP" svg:font-family="'Arial monospaced for SAP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29313a" fo:padding="0.097cm" fo:border="0.5pt solid #000000">
        <style:background-image/>
      </style:table-cell-properties>
    </style:style>
    <style:style style:name="Tabela6" style:family="table">
      <style:table-properties style:width="17cm" fo:break-before="page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29313a" fo:padding="0.097cm" fo:border="0.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29313a" fo:padding="0.097cm" fo:border="0.5pt solid #000000">
        <style:background-image/>
      </style:table-cell-properties>
    </style:style>
    <style:style style:name="P1" style:family="paragraph" style:parent-style-name="Heading_20_2">
      <style:text-properties officeooo:paragraph-rsid="000e9133"/>
    </style:style>
    <style:style style:name="P2" style:family="paragraph" style:parent-style-name="Standard">
      <style:text-properties officeooo:paragraph-rsid="000e9133"/>
    </style:style>
    <style:style style:name="P3" style:family="paragraph" style:parent-style-name="Text_20_body" style:list-style-name="L1">
      <style:text-properties officeooo:rsid="0005b6de" officeooo:paragraph-rsid="0005b6de"/>
    </style:style>
    <style:style style:name="P4" style:family="paragraph" style:parent-style-name="Text_20_body">
      <style:text-properties officeooo:rsid="0006334f"/>
    </style:style>
    <style:style style:name="P5" style:family="paragraph" style:parent-style-name="Text_20_body">
      <style:paragraph-properties fo:text-align="justify" style:justify-single-word="false"/>
      <style:text-properties officeooo:rsid="0006334f" officeooo:paragraph-rsid="0006334f"/>
    </style:style>
    <style:style style:name="P6" style:family="paragraph" style:parent-style-name="Text_20_body">
      <style:text-properties officeooo:paragraph-rsid="000e9133"/>
    </style:style>
    <style:style style:name="P7" style:family="paragraph" style:parent-style-name="Text_20_body">
      <style:text-properties officeooo:rsid="000e9133" officeooo:paragraph-rsid="000e9133"/>
    </style:style>
    <style:style style:name="P8" style:family="paragraph" style:parent-style-name="Text_20_body">
      <style:text-properties officeooo:rsid="000e9c1e" officeooo:paragraph-rsid="000e9c1e"/>
    </style:style>
    <style:style style:name="T1" style:family="text">
      <style:text-properties officeooo:rsid="0006334f"/>
    </style:style>
    <style:style style:name="T2" style:family="text">
      <style:text-properties fo:color="#91c8f6" loext:opacity="100%" style:font-name="Arial monospaced for SAP" fo:font-size="12pt" fo:background-color="#29313a" loext:char-shading-value="0" style:font-size-asian="12pt"/>
    </style:style>
    <style:style style:name="T3" style:family="text">
      <style:text-properties fo:color="#91c8f6" loext:opacity="100%" style:font-name="Arial monospaced for SAP" fo:font-size="12pt" officeooo:rsid="0008fdad" fo:background-color="#29313a" loext:char-shading-value="0" style:font-size-asian="12pt"/>
    </style:style>
    <style:style style:name="T4" style:family="text">
      <style:text-properties style:font-name="Arial monospaced for SAP" fo:font-size="12pt" style:font-size-asian="12pt"/>
    </style:style>
    <style:style style:name="T5" style:family="text">
      <style:text-properties fo:color="#e269c9" loext:opacity="100%" style:font-name="Arial monospaced for SAP" fo:font-size="12pt" fo:background-color="#29313a" loext:char-shading-value="0" style:font-size-asian="12pt"/>
    </style:style>
    <style:style style:name="T6" style:family="text">
      <style:text-properties fo:color="#a3a3a3" loext:opacity="100%" style:font-name="Arial monospaced for SAP" fo:font-size="12pt" fo:font-style="italic" fo:background-color="#29313a" loext:char-shading-value="0" style:font-size-asian="12pt" style:font-style-asian="italic"/>
    </style:style>
    <style:style style:name="T7" style:family="text">
      <style:text-properties fo:color="#b8bec1" loext:opacity="100%" style:font-name="Arial monospaced for SAP" fo:font-size="12pt" fo:background-color="#29313a" loext:char-shading-value="0" style:font-size-asian="12pt"/>
    </style:style>
    <style:style style:name="T8" style:family="text">
      <style:text-properties fo:color="#6bd3ff" loext:opacity="100%" style:font-name="Arial monospaced for SAP" fo:font-size="12pt" fo:background-color="#29313a" loext:char-shading-value="0" style:font-size-asian="12pt"/>
    </style:style>
    <style:style style:name="T9" style:family="text">
      <style:text-properties officeooo:rsid="000cc58f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nteiros SAP</text:p>
      <text:list text:style-name="L1">
        <text:list-item>
          <text:p text:style-name="P3">Referencia dinamica ao <text:span text:style-name="T1">objeto</text:span> de dados ( TYPE REF TO )</text:p>
        </text:list-item>
        <text:list-item>
          <text:p text:style-name="P3">Referencia Direta a área de memória da variável ( FIELD-SYMBOLS )</text:p>
        </text:list-item>
      </text:list>
      <text:h text:style-name="Heading_20_2" text:outline-level="2">Declaração TYPE REF TO</text:h>
      <text:p text:style-name="P5">A Declaração TYPE REF TO é uma forma alternativa de criar variáveis com seu tipo linkado a um objeto do tipo genérico. Assim é possível criar varáveis com tipos dinamicos variando de acordo com o tipo rederenciado exemplo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Standard"><text:span text:style-name="T4"><text:s text:c="2"/></text:span><text:span text:style-name="T6">" Variáveç do ipo Inteiro</text:span><text:span text:style-name="T4"><text:line-break/> <text:s/></text:span><text:span text:style-name="T6">" que pode ser referenciada a qualquer</text:span><text:span text:style-name="T4"><text:line-break/> <text:s/></text:span><text:span text:style-name="T6">" tipo Inteiro</text:span><text:span text:style-name="T4"><text:line-break/> <text:s/></text:span><text:span text:style-name="T2">DATA </text:span><text:span text:style-name="T4">lv_num </text:span><text:span text:style-name="T2">TYPE REF TO i</text:span><text:span text:style-name="T5">.</text:span><text:span text:style-name="T4"><text:line-break/><text:line-break/> <text:s/></text:span><text:span text:style-name="T6">" Cria um Objto Anonimo podendo ter</text:span><text:span text:style-name="T4"><text:line-break/> <text:s/></text:span><text:span text:style-name="T6">" valores atribuidos.</text:span><text:span text:style-name="T4"><text:line-break/> <text:s/></text:span><text:span text:style-name="T2">CREATE DATA </text:span><text:span text:style-name="T4">lv_num</text:span><text:span text:style-name="T5">.</text:span><text:span text:style-name="T4"><text:line-break/><text:line-break/> <text:s/></text:span><text:span text:style-name="T6">" O operador -&gt;* é um operador de desreferenciação</text:span><text:span text:style-name="T4"><text:line-break/> <text:s/></text:span><text:span text:style-name="T6">" atribuindo um valor 2 a variável</text:span><text:span text:style-name="T4"><text:line-break/> <text:s/>lv_num</text:span><text:span text:style-name="T7">-&gt;</text:span><text:span text:style-name="T4">* </text:span><text:span text:style-name="T5">= </text:span><text:span text:style-name="T8">2</text:span><text:span text:style-name="T5">.</text:span><text:span text:style-name="T4"><text:line-break/><text:line-break/> <text:s/></text:span><text:span text:style-name="T3">WRITE</text:span><text:span text:style-name="T2"> </text:span><text:span text:style-name="T4">lv_num</text:span><text:span text:style-name="T7">-&gt;</text:span><text:span text:style-name="T4">*</text:span><text:span text:style-name="T5">.</text:span></text:p>
          </table:table-cell>
        </table:table-row>
      </table:table>
      <text:p text:style-name="P4"/>
      <text:p text:style-name="Text_20_body"><text:span text:style-name="T10">Nota:</text:span> Apartir do SAP 7.40, a clausula new pode ser utilizada no lugar de create object.</text:p>
      <text:h text:style-name="P1" text:outline-level="2"><text:span text:style-name="T9">Criação de Tabelas</text:span></text:h>
      <text:p text:style-name="P7">Aqui há um exemplo onde a seleção de uma tabela referenciada do tipo genérico recebe uma tabela qualquer e atribui seu valor a um FIELD-SYMBOL para que possa ser manipulada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Standard"><text:span text:style-name="T4"><text:s text:c="2"/></text:span><text:span text:style-name="T2">SELECT </text:span><text:span text:style-name="T4">docnum</text:span><text:span text:style-name="T5">, </text:span><text:span text:style-name="T4">doctyp</text:span><text:span text:style-name="T5">, </text:span><text:span text:style-name="T4">pstdat<text:line-break/> <text:s text:c="3"/></text:span><text:span text:style-name="T2">UP TO </text:span><text:span text:style-name="T8">900 </text:span><text:span text:style-name="T2">ROWS</text:span><text:span text:style-name="T4"><text:line-break/> <text:s text:c="3"/></text:span><text:span text:style-name="T2">FROM </text:span><text:span text:style-name="T4">j_1bnfdoc<text:line-break/> <text:s text:c="3"/></text:span><text:span text:style-name="T2">into TABLE </text:span><text:span text:style-name="T4">@DATA</text:span><text:span text:style-name="T5">(</text:span><text:span text:style-name="T4">lt_j_1</text:span><text:span text:style-name="T5">).</text:span><text:span text:style-name="T4"><text:line-break/><text:line-break/> <text:s/></text:span><text:span text:style-name="T2">DATA </text:span><text:span text:style-name="T4">lt_table </text:span><text:span text:style-name="T2">TYPE REF TO data</text:span><text:span text:style-name="T5">.</text:span><text:span text:style-name="T4"><text:line-break/><text:line-break/> <text:s/></text:span><text:span text:style-name="T2">CREATE DATA </text:span><text:span text:style-name="T4">lt_table </text:span><text:span text:style-name="T2">LIKE </text:span><text:span text:style-name="T4">lt_j_1</text:span><text:span text:style-name="T5">.</text:span><text:span text:style-name="T4"><text:line-break/><text:line-break/> <text:s/></text:span><text:span text:style-name="T2">FIELD-SYMBOLS </text:span><text:span text:style-name="T4">&lt;fs_table&gt; </text:span><text:span text:style-name="T2">TYPE ANY TABLE</text:span><text:span text:style-name="T5">.</text:span><text:span text:style-name="T4"><text:line-break/><text:line-break/> <text:s/></text:span><text:span text:style-name="T2">ASSIGN </text:span><text:span text:style-name="T4">lt_table</text:span><text:span text:style-name="T7">-&gt;</text:span><text:span text:style-name="T4">* </text:span><text:span text:style-name="T2">to </text:span><text:span text:style-name="T4">&lt;fs_table&gt;</text:span><text:span text:style-name="T5">.</text:span><text:span text:style-name="T4"><text:line-break/> <text:s/>&lt;fs_table&gt; </text:span><text:span text:style-name="T5">= </text:span><text:span text:style-name="T4">lt_j_1</text:span><text:span text:style-name="T5">.</text:span><text:span text:style-name="T4"><text:line-break/><text:line-break/></text:span><text:soft-page-break/><text:span text:style-name="T4"> <text:s/></text:span><text:span text:style-name="T2">FIELD-SYMBOLS </text:span><text:span text:style-name="T4">&lt;fs_table2&gt; </text:span><text:span text:style-name="T2">TYPE TABLE</text:span><text:span text:style-name="T5">.</text:span><text:span text:style-name="T4"><text:line-break/> <text:s/></text:span><text:span text:style-name="T2">ASSIGN </text:span><text:span text:style-name="T4">lt_table</text:span><text:span text:style-name="T7">-&gt;</text:span><text:span text:style-name="T4">* </text:span><text:span text:style-name="T2">to </text:span><text:span text:style-name="T4">&lt;fs_table2&gt;</text:span><text:span text:style-name="T5">.</text:span><text:span text:style-name="T4"><text:line-break/><text:line-break/> <text:s/></text:span><text:span text:style-name="T2">READ TABLE </text:span><text:span text:style-name="T4">&lt;fs_table2&gt; <text:line-break/> <text:s text:c="3"/></text:span><text:span text:style-name="T2">ASSIGNING FIELD</text:span><text:span text:style-name="T7">-</text:span><text:span text:style-name="T2">SYMBOL</text:span><text:span text:style-name="T5">(</text:span><text:span text:style-name="T4">&lt;fs_line&gt;</text:span><text:span text:style-name="T5">) </text:span><text:span text:style-name="T4"><text:line-break/> <text:s text:c="3"/></text:span><text:span text:style-name="T2">INDEX </text:span><text:span text:style-name="T8">1</text:span><text:span text:style-name="T5">.</text:span><text:span text:style-name="T4"><text:line-break/><text:line-break/> <text:s/></text:span><text:span text:style-name="T2">WRITE </text:span><text:span text:style-name="T4">&lt;fs_line&gt;</text:span><text:span text:style-name="T5">.</text:span></text:p>
          </table:table-cell>
        </table:table-row>
      </table:table>
      <text:p text:style-name="P6"/>
      <text:p text:style-name="P8">O FIELD-SYMBOLS do tipo databela caso precise manipular uma linha de tabela precisa ter o tipo generico TABLE, assim ele pode colocar sua estrutura em outro FIELD-SYMBOL estrutura.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"><text:span text:style-name="T5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onospaced for SAP" svg:font-family="'Arial monospaced for SAP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09:52:49.178000000</meta:creation-date>
    <dc:date>2023-07-28T10:55:00.615000000</dc:date>
    <meta:editing-duration>PT1H2M9S</meta:editing-duration>
    <meta:editing-cycles>8</meta:editing-cycles>
    <meta:generator>LibreOffice/7.5.3.2$Windows_X86_64 LibreOffice_project/9f56dff12ba03b9acd7730a5a481eea045e468f3</meta:generator>
    <meta:document-statistic meta:table-count="3" meta:image-count="0" meta:object-count="0" meta:page-count="3" meta:paragraph-count="11" meta:word-count="253" meta:character-count="1615" meta:non-whitespace-character-count="1301"/>
  </office:meta>
</office:document-meta>
</file>